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AIM/Oscar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MSNPv8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XMPP</text:p>
          </table:table-cell>
          <table:table-cell office:value-type="float" office:value="185">
            <text:p>185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/>
          <table:table-cell>
            <draw:frame table:end-cell-address="Sheet1.I26" table:end-x="0.111cm" table:end-y="0.345cm" draw:z-index="0" draw:style-name="gr1" svg:width="14.775cm" svg:height="8.308cm" svg:x="1.143cm" svg:y="0.133cm">
              <draw:object draw:notify-on-update-of-ranges="Sheet1.A1:Sheet1.A3 Sheet1.B1:Sheet1.B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31">31.10.2011</text:date>, <text:time>04:4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31T03:56:50.99</meta:creation-date>
    <dc:date>2011-10-31T04:42:16.13</dc:date>
    <meta:editing-duration>PT30M14S</meta:editing-duration>
    <meta:editing-cycles>2</meta:editing-cycles>
    <meta:generator>LibreOffice/3.3$Win32 LibreOffice_project/330m19$Build-202</meta:generator>
    <meta:document-statistic meta:table-count="3" meta:cell-count="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776cm" svg:height="8.309cm" xlink:href=".." xlink:type="simple" chart:class="chart:bar" chart:style-name="ch1">
        <chart:title svg:x="4.341cm" svg:y="0.302cm" chart:style-name="ch2">
          <text:p>Viestipaketin pituuden vertailua</text:p>
        </chart:title>
        <chart:plot-area chart:style-name="ch3" table:cell-range-address="Sheet1.A1:Sheet1.B3" chart:data-source-has-labels="column" svg:x="1.333cm" svg:y="1.579cm" svg:width="12.853cm" svg:height="5.556cm">
          <chartooo:coordinate-region svg:x="2.14cm" svg:y="1.791cm" svg:width="12.046cm" svg:height="4.671cm"/>
          <chart:axis chart:dimension="x" chart:name="primary-x" chart:style-name="ch4">
            <chart:title svg:x="6.974cm" svg:y="7.302cm" chart:style-name="ch5">
              <text:p>Protokolla</text:p>
            </chart:title>
            <chart:categories table:cell-range-address="Sheet1.A1:Sheet1.A3"/>
          </chart:axis>
          <chart:axis chart:dimension="y" chart:name="primary-y" chart:style-name="ch6">
            <chart:title svg:x="0.451cm" svg:y="5.975cm" chart:style-name="ch7">
              <text:p>Paketin pituus (tavua)</text:p>
            </chart:title>
            <chart:grid chart:style-name="ch8" chart:class="major"/>
          </chart:axis>
          <chart:series chart:style-name="ch9" chart:values-cell-range-address="Sheet1.B1:Sheet1.B3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IM/Oscar</text:p>
                <draw:g>
                  <svg:desc>Sheet1.A1:Sheet1.A3</svg:desc>
                </draw:g>
              </table:table-cell>
              <table:table-cell office:value-type="float" office:value="38">
                <text:p>38</text:p>
                <draw:g>
                  <svg:desc>Sheet1.B1:Sheet1.B3</svg:desc>
                </draw:g>
              </table:table-cell>
            </table:table-row>
            <table:table-row>
              <table:table-cell office:value-type="string">
                <text:p>MSNPv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XMPP</text:p>
              </table:table-cell>
              <table:table-cell office:value-type="float" office:value="185">
                <text:p>1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